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6200002C5400002101DF0F8D9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9" table:end-x="0.03cm" table:end-y="0.32cm" draw:z-index="0" svg:width="11.347cm" svg:height="8.448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9" table:end-x="0.057cm" table:end-y="0.32cm" draw:z-index="1" draw:name="Graphics 1" draw:style-name="gr1" draw:text-style-name="P1" svg:width="11.347cm" svg:height="8.448cm" svg:x="0cm" svg:y="0cm">
              <draw:image xlink:href="Pictures/2000016200002C5400002101DF0F8D9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1:4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1:43:39</dc:date>
    <dc:language>en-US</dc:language>
    <meta:editing-cycles>4</meta:editing-cycles>
    <meta:editing-duration>PT11M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6999998092651pt" style:font-family-asian="'Andale Sans UI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graphic-properties draw:fill="none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true" chart:deep="false" chart:lines="false" chart:solid-type="cubo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8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0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1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348cm" svg:height="8.449cm" chart:class="chart:bar" chart:style-name="ch1">
        <chart:title svg:x="3.526cm" svg:y="0.168cm" chart:style-name="ch2">
          <text:p>Columns_Normal</text:p>
        </chart:title>
        <chart:legend chart:legend-position="end" svg:x="9.447cm" svg:y="3.446cm" chart:style-name="ch3"/>
        <chart:plot-area chart:style-name="ch4" table:cell-range-address="Sheet1.$B$4:.$F$16" chart:data-source-has-labels="both" chart:table-number-list="0" svg:x="0.226cm" svg:y="1.127cm" svg:width="8.77cm" svg:height="7.154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